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1cm" svg:y="4.2cm">
          <draw:text-box>
            <text:p><text:span text:style-name="T1">i</text:span></text:p>
          </draw:text-box>
        </draw:frame>
        <draw:frame draw:style-name="gr3" draw:text-style-name="P2" draw:layer="layout" svg:width="15.19cm" svg:height="7.892cm" svg:x="0.11cm" svg:y="1.50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29T14:35:03.938359482</dc:date>
    <meta:editing-duration>PT2M45S</meta:editing-duration>
    <meta:editing-cycles>21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91cm" svg:height="7.893cm" xlink:href="." xlink:type="simple" chart:class="chart:scatter" chart:style-name="ch1">
        <chart:plot-area chart:style-name="ch2" chart:data-source-has-labels="both" svg:x="0.303cm" svg:y="0.157cm" svg:width="14.585cm" svg:height="7.579cm">
          <chartooo:coordinate-region svg:x="0.845cm" svg:y="0.356cm" svg:width="13.949cm" svg:height="7.181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.53553390593274">
                <text:p>3.535533905932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.53553390593274">
                <text:p>3.535533905932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.12323399573677E-016">
                <text:p>6.12323399573677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3.53553390593274">
                <text:p>-3.535533905932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3.53553390593274">
                <text:p>-3.535533905932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.22464679914735E-015">
                <text:p>-1.22464679914735E-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.53553390593274">
                <text:p>3.53553390593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